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1.21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17"/>
    <style:style style:name="ce2" style:family="table-cell" style:parent-style-name="Default" style:data-style-name="N117">
      <style:table-cell-properties fo:background-color="#ffff99"/>
    </style:style>
    <style:style style:name="ce3" style:family="table-cell" style:parent-style-name="Default" style:data-style-name="N37"/>
    <style:style style:name="ce4" style:family="table-cell" style:parent-style-name="Default" style:data-style-name="N40"/>
    <style:style style:name="ce5" style:family="table-cell" style:parent-style-name="Default" style:data-style-name="N40">
      <style:table-cell-properties fo:background-color="#ffff99"/>
    </style:style>
    <style:style style:name="ce6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office:value-type="string">
            <text:p>BM Volume</text:p>
          </table:table-cell>
          <table:table-cell office:value-type="string">
            <text:p>Formula Volume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4H45M00S">
            <text:p>14: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6H30M00S">
            <text:p>16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0H00M00S">
            <text:p>20: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2H00M00S">
            <text:p>02: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1H30M00S">
            <text:p>11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7H30M00S">
            <text:p>17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3H45M00S">
            <text:p>23:4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5H30M00S">
            <text:p>05: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1H30M00S">
            <text:p>11:3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4H30M00S">
            <text:p>14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0H00M00S">
            <text:p>00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6H00M00S">
            <text:p>06: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9H00M00S">
            <text:p>09: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2H00M00S">
            <text:p>12: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5H30M00S">
            <text:p>15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0H30M00S">
            <text:p>00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7H15M00S">
            <text:p>07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0H15M00S">
            <text:p>10:1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3H30M00S">
            <text:p>13: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9H30M00S">
            <text:p>19:3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22H30M00S">
            <text:p>22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2H45M00S">
            <text:p>02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7H15M00S">
            <text:p>07: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8H50M00S">
            <text:p>18: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9H15M00S">
            <text:p>19: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21H00M00S">
            <text:p>21:0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0H30M00S">
            <text:p>0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9H15M00S">
            <text:p>19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22H30M00S">
            <text:p>22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1H45M00S">
            <text:p>01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5H20M00S">
            <text:p>05:2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9H45M00S">
            <text:p>19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0H45M00S">
            <text:p>00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6H15M00S">
            <text:p>0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4H00M00S">
            <text:p>14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2" office:value-type="date" office:date-value="2021-12-24">
            <text:p>24/12/21</text:p>
          </table:table-cell>
          <table:table-cell table:style-name="ce5" office:value-type="time" office:time-value="PT03H45M00S">
            <text:p>03:4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0">
            <text:p>6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6H45M00S">
            <text:p>0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2H45M00S">
            <text:p>12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00M00S">
            <text:p>16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45M00S">
            <text:p>1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7H45M00S">
            <text:p>17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9H00M00S">
            <text:p>0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2H30M00S">
            <text:p>12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5H45M00S">
            <text:p>15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0H30M00S">
            <text:p>2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5H45M00S">
            <text:p>05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9H00M00S">
            <text:p>09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2H30M00S">
            <text:p>12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5H45M00S">
            <text:p>15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7H15M00S">
            <text:p>17: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0H00M00S">
            <text:p>20: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8H00M00S">
            <text:p>08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0H15M00S">
            <text:p>10:1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2H45M00S">
            <text:p>12: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5H30M00S">
            <text:p>15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9H00M00S">
            <text:p>19:00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2H00M00S">
            <text:p>02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5H15M00S">
            <text:p>05:1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8H00M00S">
            <text:p>08: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5H30M00S">
            <text:p>0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8H45M00S">
            <text:p>08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1H30M00S">
            <text:p>11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9H30M00S">
            <text:p>19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3H00M00S">
            <text:p>13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5H30M00S">
            <text:p>1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7H50M00S">
            <text:p>17: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9H10M00S">
            <text:p>19:1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20H45M00S">
            <text:p>20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1H00M00S">
            <text:p>0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1H00M00S">
            <text:p>11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8H00M00S">
            <text:p>18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9H00M00S">
            <text:p>19: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0H30M00S">
            <text:p>20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2H15M00S">
            <text:p>12:1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6H30M00S">
            <text:p>06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9H30M00S">
            <text:p>09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4H00M00S">
            <text:p>14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7H00M00S">
            <text:p>17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1H30M00S">
            <text:p>01:3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5H00M00S">
            <text:p>05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7H30M00S">
            <text:p>0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20H00M00S">
            <text:p>20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8H00M00S">
            <text:p>08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3H30M00S">
            <text:p>13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7H00M00S">
            <text:p>0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8H30M00S">
            <text:p>18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50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7H30M00S">
            <text:p>07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3H00M00S">
            <text:p>13:0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8H30M00S">
            <text:p>18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8H15M00S">
            <text:p>08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9H15M00S">
            <text:p>09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1H15M00S">
            <text:p>11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6H00M00S">
            <text:p>0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8H30M00S">
            <text:p>08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4H00M00S">
            <text:p>14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8H00M00S">
            <text:p>08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0H00M00S">
            <text:p>10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3H00M00S">
            <text:p>13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5H45M00S">
            <text:p>15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8H00M00S">
            <text:p>18: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4H30M00S">
            <text:p>04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0H30M00S">
            <text:p>1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8H20M00S">
            <text:p>18: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8H45M00S">
            <text:p>08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1H00M00S">
            <text:p>11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3H20M00S">
            <text:p>13: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8H15M00S">
            <text:p>18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21H45M00S">
            <text:p>21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8H15M00S">
            <text:p>0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0H20M00S">
            <text:p>10: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8H15M00S">
            <text:p>1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5H30M00S">
            <text:p>05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8H15M00S">
            <text:p>08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0H00M00S">
            <text:p>10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2H15M00S">
            <text:p>12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4H30M00S">
            <text:p>14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7H45M00S">
            <text:p>17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9H45M00S">
            <text:p>19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9H00M00S">
            <text:p>09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4H15M00S">
            <text:p>14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9H45M00S">
            <text:p>09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2H30M00S">
            <text:p>12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4H30M00S">
            <text:p>14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7H15M00S">
            <text:p>17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7H20M00S">
            <text:p>07: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2H45M00S">
            <text:p>12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5H30M00S">
            <text:p>1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8H00M00S">
            <text:p>18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9H30M00S">
            <text:p>19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20H45M00S">
            <text:p>20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8H30M00S">
            <text:p>08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1H30M00S">
            <text:p>11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7H15M00S">
            <text:p>17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03H45M00S">
            <text:p>03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08H00M00S">
            <text:p>08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3H00M00S">
            <text:p>13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5H20M00S">
            <text:p>15:2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9H30M00S">
            <text:p>19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4H15M00S">
            <text:p>14: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8H30M00S">
            <text:p>1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8H10M00S">
            <text:p>08:1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0H45M00S">
            <text:p>10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3H30M00S">
            <text:p>13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5H00M00S">
            <text:p>15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6H30M00S">
            <text:p>16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8H20M00S">
            <text:p>08: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1H30M00S">
            <text:p>11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4H00M00S">
            <text:p>14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7H00M00S">
            <text:p>17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8H50M00S">
            <text:p>08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2H00M00S">
            <text:p>12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4H50M00S">
            <text:p>14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8H00M00S">
            <text:p>18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9H30M00S">
            <text:p>19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08H15M00S">
            <text:p>08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11H00M00S">
            <text:p>11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13H45M00S">
            <text:p>13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17H00M00S">
            <text:p>17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03H45M00S">
            <text:p>03:4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07H45M00S">
            <text:p>07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09H50M00S">
            <text:p>09:5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14H30M00S">
            <text:p>14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17H00M00S">
            <text:p>17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00H20M00S">
            <text:p>00: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0H00M00S">
            <text:p>10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3H00M00S">
            <text:p>13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7H15M00S">
            <text:p>17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9H15M00S">
            <text:p>19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04H15M00S">
            <text:p>04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08H00M00S">
            <text:p>08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0H00M00S">
            <text:p>10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2H00M00S">
            <text:p>12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4H45M00S">
            <text:p>14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7H30M00S">
            <text:p>17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21H00M00S">
            <text:p>21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03H45M00S">
            <text:p>03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07H45M00S">
            <text:p>07:4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12H30M00S">
            <text:p>1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17H15M00S">
            <text:p>17: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21H00M00S">
            <text:p>21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07H15M00S">
            <text:p>07: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09H15M00S">
            <text:p>09:1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14H15M00S">
            <text:p>14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17H00M00S">
            <text:p>17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19H00M00S">
            <text:p>19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08H00M00S">
            <text:p>08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11H45M00S">
            <text:p>11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14H45M00S">
            <text:p>14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22H15M00S">
            <text:p>22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03H30M00S">
            <text:p>03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08H30M00S">
            <text:p>08:3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10H30M00S">
            <text:p>10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13H14M00S">
            <text:p>13: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16H00M00S">
            <text:p>16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04H45M00S">
            <text:p>04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08H45M00S">
            <text:p>08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10H45M00S">
            <text:p>10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12H45M00S">
            <text:p>12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14H45M00S">
            <text:p>14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17H15M00S">
            <text:p>17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20H30M00S">
            <text:p>20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03H45M00S">
            <text:p>03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07H30M00S">
            <text:p>07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09H45M00S">
            <text:p>09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12H30M00S">
            <text:p>12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14H45M00S">
            <text:p>14:4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17H00M00S">
            <text:p>17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19H00M00S">
            <text:p>19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23H15M00S">
            <text:p>23:1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08H15M00S">
            <text:p>0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11H30M00S">
            <text:p>11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14H30M00S">
            <text:p>14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16H15M00S">
            <text:p>16: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22H30M00S">
            <text:p>22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08H00M00S">
            <text:p>08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11H00M00S">
            <text:p>1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14H00M00S">
            <text:p>14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17H30M00S">
            <text:p>17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20H30M00S">
            <text:p>20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23H00M00S">
            <text:p>23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07H30M00S">
            <text:p>07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09H30M00S">
            <text:p>09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22H45M00S">
            <text:p>22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09H00M00S">
            <text:p>09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11H00M00S">
            <text:p>1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13H50M00S">
            <text:p>13:5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16H45M00S">
            <text:p>16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19H45M00S">
            <text:p>19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07H30M00S">
            <text:p>07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16H50M00S">
            <text:p>16:5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20H15M00S">
            <text:p>2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23H30M00S">
            <text:p>23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07H50M00S">
            <text:p>07:5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11H00M00S">
            <text:p>1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13H50M00S">
            <text:p>13:5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23H15M00S">
            <text:p>23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05H00M00S">
            <text:p>05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09H50M00S">
            <text:p>09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13H00M00S">
            <text:p>13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17H00M00S">
            <text:p>17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23H00M00S">
            <text:p>23: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0">
            <text:p>10/02/22</text:p>
          </table:table-cell>
          <table:table-cell office:value-type="time" office:time-value="PT08H00M00S">
            <text:p>08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0">
            <text:p>10/02/22</text:p>
          </table:table-cell>
          <table:table-cell office:value-type="time" office:time-value="PT11H00M00S">
            <text:p>11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0">
            <text:p>10/02/22</text:p>
          </table:table-cell>
          <table:table-cell office:value-type="time" office:time-value="PT13H30M00S">
            <text:p>13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0">
            <text:p>10/02/22</text:p>
          </table:table-cell>
          <table:table-cell office:value-type="time" office:time-value="PT16H45M00S">
            <text:p>16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0">
            <text:p>10/02/22</text:p>
          </table:table-cell>
          <table:table-cell office:value-type="time" office:time-value="PT18H00M00S">
            <text:p>18: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0">
            <text:p>10/02/22</text:p>
          </table:table-cell>
          <table:table-cell office:value-type="time" office:time-value="PT21H00M00S">
            <text:p>21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1">
            <text:p>11/02/22</text:p>
          </table:table-cell>
          <table:table-cell office:value-type="time" office:time-value="PT05H45M00S">
            <text:p>05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1">
            <text:p>11/02/22</text:p>
          </table:table-cell>
          <table:table-cell office:value-type="time" office:time-value="PT09H45M00S">
            <text:p>09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1">
            <text:p>11/02/22</text:p>
          </table:table-cell>
          <table:table-cell office:value-type="time" office:time-value="PT13H45M00S">
            <text:p>13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1">
            <text:p>11/02/22</text:p>
          </table:table-cell>
          <table:table-cell office:value-type="time" office:time-value="PT17H00M00S">
            <text:p>17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1">
            <text:p>11/02/22</text:p>
          </table:table-cell>
          <table:table-cell office:value-type="time" office:time-value="PT20H00M00S">
            <text:p>20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1">
            <text:p>11/02/22</text:p>
          </table:table-cell>
          <table:table-cell office:value-type="time" office:time-value="PT23H45M00S">
            <text:p>23:4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2">
            <text:p>12/02/22</text:p>
          </table:table-cell>
          <table:table-cell office:value-type="time" office:time-value="PT07H15M00S">
            <text:p>07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2-12">
            <text:p>12/02/22</text:p>
          </table:table-cell>
          <table:table-cell office:value-type="time" office:time-value="PT09H15M00S">
            <text:p>09:1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2">
            <text:p>12/02/22</text:p>
          </table:table-cell>
          <table:table-cell office:value-type="time" office:time-value="PT11H40M00S">
            <text:p>11:4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2">
            <text:p>12/02/22</text:p>
          </table:table-cell>
          <table:table-cell office:value-type="time" office:time-value="PT14H40M00S">
            <text:p>14:4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2">
            <text:p>12/02/22</text:p>
          </table:table-cell>
          <table:table-cell office:value-type="time" office:time-value="PT17H30M00S">
            <text:p>17:3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2">
            <text:p>12/02/22</text:p>
          </table:table-cell>
          <table:table-cell office:value-type="time" office:time-value="PT19H15M00S">
            <text:p>19:1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time" office:time-value="PT05H20M00S">
            <text:p>05:2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time" office:time-value="PT09H15M00S">
            <text:p>09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time" office:time-value="PT11H45M00S">
            <text:p>11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time" office:time-value="PT14H45M00S">
            <text:p>14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time" office:time-value="PT17H30M00S">
            <text:p>17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time" office:time-value="PT20H30M00S">
            <text:p>20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time" office:time-value="PT23H30M00S">
            <text:p>23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4">
            <text:p>14/02/22</text:p>
          </table:table-cell>
          <table:table-cell office:value-type="time" office:time-value="PT08H30M00S">
            <text:p>08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4">
            <text:p>14/02/22</text:p>
          </table:table-cell>
          <table:table-cell office:value-type="time" office:time-value="PT11H00M00S">
            <text:p>1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4">
            <text:p>14/02/22</text:p>
          </table:table-cell>
          <table:table-cell office:value-type="time" office:time-value="PT14H00M00S">
            <text:p>14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4">
            <text:p>14/02/22</text:p>
          </table:table-cell>
          <table:table-cell office:value-type="time" office:time-value="PT16H45M00S">
            <text:p>16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4">
            <text:p>14/02/22</text:p>
          </table:table-cell>
          <table:table-cell office:value-type="time" office:time-value="PT18H20M00S">
            <text:p>18: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4">
            <text:p>14/02/22</text:p>
          </table:table-cell>
          <table:table-cell office:value-type="time" office:time-value="PT22H45M00S">
            <text:p>22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2-15">
            <text:p>15/02/22</text:p>
          </table:table-cell>
          <table:table-cell office:value-type="time" office:time-value="PT08H00M00S">
            <text:p>08: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5">
            <text:p>15/02/22</text:p>
          </table:table-cell>
          <table:table-cell office:value-type="time" office:time-value="PT11H00M00S">
            <text:p>1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5">
            <text:p>15/02/22</text:p>
          </table:table-cell>
          <table:table-cell office:value-type="time" office:time-value="PT14H15M00S">
            <text:p>14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5">
            <text:p>15/02/22</text:p>
          </table:table-cell>
          <table:table-cell office:value-type="time" office:time-value="PT17H15M00S">
            <text:p>17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5">
            <text:p>15/02/22</text:p>
          </table:table-cell>
          <table:table-cell office:value-type="time" office:time-value="PT19H15M00S">
            <text:p>19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5">
            <text:p>15/02/22</text:p>
          </table:table-cell>
          <table:table-cell office:value-type="time" office:time-value="PT22H45M00S">
            <text:p>22: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6">
            <text:p>16/02/22</text:p>
          </table:table-cell>
          <table:table-cell office:value-type="time" office:time-value="PT07H00M00S">
            <text:p>07: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6">
            <text:p>16/02/22</text:p>
          </table:table-cell>
          <table:table-cell office:value-type="time" office:time-value="PT09H15M00S">
            <text:p>09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6">
            <text:p>16/02/22</text:p>
          </table:table-cell>
          <table:table-cell office:value-type="time" office:time-value="PT13H15M00S">
            <text:p>13:1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6">
            <text:p>16/02/22</text:p>
          </table:table-cell>
          <table:table-cell office:value-type="time" office:time-value="PT17H15M00S">
            <text:p>17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6">
            <text:p>16/02/22</text:p>
          </table:table-cell>
          <table:table-cell office:value-type="time" office:time-value="PT19H30M00S">
            <text:p>19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6">
            <text:p>16/02/22</text:p>
          </table:table-cell>
          <table:table-cell office:value-type="time" office:time-value="PT23H00M00S">
            <text:p>23: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7">
            <text:p>17/02/22</text:p>
          </table:table-cell>
          <table:table-cell office:value-type="time" office:time-value="PT07H00M00S">
            <text:p>07: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7">
            <text:p>17/02/22</text:p>
          </table:table-cell>
          <table:table-cell office:value-type="time" office:time-value="PT09H15M00S">
            <text:p>09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2-17">
            <text:p>17/02/22</text:p>
          </table:table-cell>
          <table:table-cell office:value-type="time" office:time-value="PT13H15M00S">
            <text:p>13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7">
            <text:p>17/02/22</text:p>
          </table:table-cell>
          <table:table-cell office:value-type="time" office:time-value="PT17H15M00S">
            <text:p>17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7">
            <text:p>17/02/22</text:p>
          </table:table-cell>
          <table:table-cell office:value-type="time" office:time-value="PT19H30M00S">
            <text:p>19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7">
            <text:p>17/02/22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2-18">
            <text:p>18/02/22</text:p>
          </table:table-cell>
          <table:table-cell office:value-type="time" office:time-value="PT07H15M00S">
            <text:p>07:1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8">
            <text:p>18/02/22</text:p>
          </table:table-cell>
          <table:table-cell office:value-type="time" office:time-value="PT11H30M00S">
            <text:p>11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8">
            <text:p>18/02/22</text:p>
          </table:table-cell>
          <table:table-cell office:value-type="time" office:time-value="PT14H15M00S">
            <text:p>14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8">
            <text:p>18/02/22</text:p>
          </table:table-cell>
          <table:table-cell office:value-type="time" office:time-value="PT17H45M00S">
            <text:p>17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8">
            <text:p>18/02/22</text:p>
          </table:table-cell>
          <table:table-cell office:value-type="time" office:time-value="PT19H15M00S">
            <text:p>19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8">
            <text:p>18/02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2-19">
            <text:p>19/02/22</text:p>
          </table:table-cell>
          <table:table-cell office:value-type="time" office:time-value="PT07H30M00S">
            <text:p>07:3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9">
            <text:p>19/02/22</text:p>
          </table:table-cell>
          <table:table-cell office:value-type="time" office:time-value="PT10H30M00S">
            <text:p>10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9">
            <text:p>19/02/22</text:p>
          </table:table-cell>
          <table:table-cell office:value-type="time" office:time-value="PT13H30M00S">
            <text:p>13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9">
            <text:p>19/02/22</text:p>
          </table:table-cell>
          <table:table-cell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9">
            <text:p>19/02/22</text:p>
          </table:table-cell>
          <table:table-cell office:value-type="time" office:time-value="PT19H00M00S">
            <text:p>19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9">
            <text:p>19/02/22</text:p>
          </table:table-cell>
          <table:table-cell office:value-type="time" office:time-value="PT22H20M00S">
            <text:p>22: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time" office:time-value="PT06H45M00S">
            <text:p>06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time" office:time-value="PT09H45M00S">
            <text:p>09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time" office:time-value="PT12H30M00S">
            <text:p>12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time" office:time-value="PT14H30M00S">
            <text:p>14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time" office:time-value="PT16H50M00S">
            <text:p>16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time" office:time-value="PT19H30M00S">
            <text:p>19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2-21">
            <text:p>21/02/22</text:p>
          </table:table-cell>
          <table:table-cell office:value-type="time" office:time-value="PT05H30M00S">
            <text:p>05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1">
            <text:p>21/02/22</text:p>
          </table:table-cell>
          <table:table-cell office:value-type="time" office:time-value="PT09H45M00S">
            <text:p>09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1">
            <text:p>21/02/22</text:p>
          </table:table-cell>
          <table:table-cell office:value-type="time" office:time-value="PT12H45M00S">
            <text:p>12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1">
            <text:p>21/02/22</text:p>
          </table:table-cell>
          <table:table-cell office:value-type="time" office:time-value="PT14H45M00S">
            <text:p>14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1">
            <text:p>21/02/22</text:p>
          </table:table-cell>
          <table:table-cell office:value-type="time" office:time-value="PT16H45M00S">
            <text:p>16:4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1">
            <text:p>21/02/22</text:p>
          </table:table-cell>
          <table:table-cell office:value-type="time" office:time-value="PT18H30M00S">
            <text:p>18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1">
            <text:p>21/02/22</text:p>
          </table:table-cell>
          <table:table-cell office:value-type="time" office:time-value="PT21H15M00S">
            <text:p>21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2">
            <text:p>22/02/22</text:p>
          </table:table-cell>
          <table:table-cell office:value-type="time" office:time-value="PT06H45M00S">
            <text:p>06:45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2">
            <text:p>22/02/22</text:p>
          </table:table-cell>
          <table:table-cell office:value-type="time" office:time-value="PT10H15M00S">
            <text:p>10:1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2-22">
            <text:p>22/02/22</text:p>
          </table:table-cell>
          <table:table-cell office:value-type="time" office:time-value="PT12H45M00S">
            <text:p>12:4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2">
            <text:p>22/02/22</text:p>
          </table:table-cell>
          <table:table-cell office:value-type="time" office:time-value="PT18H45M00S">
            <text:p>18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2">
            <text:p>22/02/22</text:p>
          </table:table-cell>
          <table:table-cell office:value-type="time" office:time-value="PT23H45M00S">
            <text:p>23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3">
            <text:p>23/02/22</text:p>
          </table:table-cell>
          <table:table-cell office:value-type="time" office:time-value="PT06H45M00S">
            <text:p>06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3">
            <text:p>23/02/22</text:p>
          </table:table-cell>
          <table:table-cell office:value-type="time" office:time-value="PT09H45M00S">
            <text:p>09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3">
            <text:p>23/02/22</text:p>
          </table:table-cell>
          <table:table-cell office:value-type="time" office:time-value="PT12H20M00S">
            <text:p>12:2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3">
            <text:p>23/02/22</text:p>
          </table:table-cell>
          <table:table-cell office:value-type="time" office:time-value="PT16H00M00S">
            <text:p>16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3">
            <text:p>23/02/22</text:p>
          </table:table-cell>
          <table:table-cell office:value-type="time" office:time-value="PT19H30M00S">
            <text:p>19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3">
            <text:p>23/02/22</text:p>
          </table:table-cell>
          <table:table-cell office:value-type="time" office:time-value="PT23H30M00S">
            <text:p>23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4">
            <text:p>24/02/22</text:p>
          </table:table-cell>
          <table:table-cell office:value-type="time" office:time-value="PT08H25M00S">
            <text:p>08:2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4">
            <text:p>24/02/22</text:p>
          </table:table-cell>
          <table:table-cell office:value-type="time" office:time-value="PT11H25M00S">
            <text:p>11: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4">
            <text:p>24/02/22</text:p>
          </table:table-cell>
          <table:table-cell office:value-type="time" office:time-value="PT14H30M00S">
            <text:p>14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4">
            <text:p>24/02/22</text:p>
          </table:table-cell>
          <table:table-cell office:value-type="time" office:time-value="PT17H45M00S">
            <text:p>17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4">
            <text:p>24/02/22</text:p>
          </table:table-cell>
          <table:table-cell office:value-type="time" office:time-value="PT21H00M00S">
            <text:p>21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4">
            <text:p>24/02/22</text:p>
          </table:table-cell>
          <table:table-cell office:value-type="time" office:time-value="PT23H30M00S">
            <text:p>23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5">
            <text:p>25/02/22</text:p>
          </table:table-cell>
          <table:table-cell office:value-type="time" office:time-value="PT06H30M00S">
            <text:p>06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5">
            <text:p>25/02/22</text:p>
          </table:table-cell>
          <table:table-cell office:value-type="time" office:time-value="PT09H30M00S">
            <text:p>09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5">
            <text:p>25/02/22</text:p>
          </table:table-cell>
          <table:table-cell office:value-type="time" office:time-value="PT12H30M00S">
            <text:p>12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5">
            <text:p>25/02/22</text:p>
          </table:table-cell>
          <table:table-cell office:value-type="time" office:time-value="PT16H00M00S">
            <text:p>16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5">
            <text:p>25/02/22</text:p>
          </table:table-cell>
          <table:table-cell office:value-type="time" office:time-value="PT19H00M00S">
            <text:p>19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5">
            <text:p>25/02/22</text:p>
          </table:table-cell>
          <table:table-cell office:value-type="time" office:time-value="PT22H15M00S">
            <text:p>22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6">
            <text:p>26/02/22</text:p>
          </table:table-cell>
          <table:table-cell office:value-type="time" office:time-value="PT05H45M00S">
            <text:p>05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6">
            <text:p>26/02/22</text:p>
          </table:table-cell>
          <table:table-cell office:value-type="time" office:time-value="PT09H00M00S">
            <text:p>09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6">
            <text:p>26/02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6">
            <text:p>26/02/22</text:p>
          </table:table-cell>
          <table:table-cell office:value-type="time" office:time-value="PT15H00M00S">
            <text:p>15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6">
            <text:p>26/02/22</text:p>
          </table:table-cell>
          <table:table-cell office:value-type="time" office:time-value="PT18H00M00S">
            <text:p>18: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6">
            <text:p>26/02/22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6">
            <text:p>26/02/22</text:p>
          </table:table-cell>
          <table:table-cell office:value-type="time" office:time-value="PT22H30M00S">
            <text:p>22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7">
            <text:p>27/02/22</text:p>
          </table:table-cell>
          <table:table-cell office:value-type="time" office:time-value="PT05H45M00S">
            <text:p>05:4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7">
            <text:p>27/02/22</text:p>
          </table:table-cell>
          <table:table-cell office:value-type="time" office:time-value="PT09H45M00S">
            <text:p>09:4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7">
            <text:p>27/02/22</text:p>
          </table:table-cell>
          <table:table-cell office:value-type="time" office:time-value="PT13H15M00S">
            <text:p>13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7">
            <text:p>27/02/22</text:p>
          </table:table-cell>
          <table:table-cell office:value-type="time" office:time-value="PT16H45M00S">
            <text:p>16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7">
            <text:p>27/02/22</text:p>
          </table:table-cell>
          <table:table-cell office:value-type="time" office:time-value="PT19H45M00S">
            <text:p>19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7">
            <text:p>27/02/22</text:p>
          </table:table-cell>
          <table:table-cell office:value-type="time" office:time-value="PT23H00M00S">
            <text:p>23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8">
            <text:p>28/02/22</text:p>
          </table:table-cell>
          <table:table-cell office:value-type="time" office:time-value="PT05H45M00S">
            <text:p>05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8">
            <text:p>28/02/22</text:p>
          </table:table-cell>
          <table:table-cell office:value-type="time" office:time-value="PT08H30M00S">
            <text:p>08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8">
            <text:p>28/02/22</text:p>
          </table:table-cell>
          <table:table-cell office:value-type="time" office:time-value="PT11H30M00S">
            <text:p>11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8">
            <text:p>28/02/22</text:p>
          </table:table-cell>
          <table:table-cell office:value-type="time" office:time-value="PT14H30M00S">
            <text:p>14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8">
            <text:p>28/02/22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8">
            <text:p>28/02/22</text:p>
          </table:table-cell>
          <table:table-cell office:value-type="time" office:time-value="PT21H00M00S">
            <text:p>2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1">
            <text:p>01/03/22</text:p>
          </table:table-cell>
          <table:table-cell office:value-type="time" office:time-value="PT06H30M00S">
            <text:p>06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1">
            <text:p>01/03/22</text:p>
          </table:table-cell>
          <table:table-cell office:value-type="time" office:time-value="PT10H00M00S">
            <text:p>10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1">
            <text:p>01/03/22</text:p>
          </table:table-cell>
          <table:table-cell office:value-type="time" office:time-value="PT13H00M00S">
            <text:p>13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1">
            <text:p>01/03/22</text:p>
          </table:table-cell>
          <table:table-cell office:value-type="time" office:time-value="PT15H45M00S">
            <text:p>15:4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1">
            <text:p>01/03/22</text:p>
          </table:table-cell>
          <table:table-cell office:value-type="time" office:time-value="PT18H45M00S">
            <text:p>18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1">
            <text:p>01/03/22</text:p>
          </table:table-cell>
          <table:table-cell office:value-type="time" office:time-value="PT22H20M00S">
            <text:p>22: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2">
            <text:p>02/03/22</text:p>
          </table:table-cell>
          <table:table-cell office:value-type="time" office:time-value="PT05H45M00S">
            <text:p>05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2">
            <text:p>02/03/22</text:p>
          </table:table-cell>
          <table:table-cell office:value-type="time" office:time-value="PT09H45M00S">
            <text:p>09:4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2">
            <text:p>02/03/22</text:p>
          </table:table-cell>
          <table:table-cell office:value-type="time" office:time-value="PT12H45M00S">
            <text:p>12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2">
            <text:p>02/03/22</text:p>
          </table:table-cell>
          <table:table-cell office:value-type="time" office:time-value="PT15H45M00S">
            <text:p>15:4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2">
            <text:p>02/03/22</text:p>
          </table:table-cell>
          <table:table-cell office:value-type="time" office:time-value="PT18H45M00S">
            <text:p>18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2">
            <text:p>02/03/22</text:p>
          </table:table-cell>
          <table:table-cell office:value-type="time" office:time-value="PT21H15M00S">
            <text:p>21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time" office:time-value="PT04H15M00S">
            <text:p>04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time" office:time-value="PT08H00M00S">
            <text:p>08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time" office:time-value="PT11H00M00S">
            <text:p>1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time" office:time-value="PT13H30M00S">
            <text:p>13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time" office:time-value="PT16H45M00S">
            <text:p>16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time" office:time-value="PT20H30M00S">
            <text:p>20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time" office:time-value="PT23H00M00S">
            <text:p>23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4">
            <text:p>04/03/22</text:p>
          </table:table-cell>
          <table:table-cell office:value-type="time" office:time-value="PT04H00M00S">
            <text:p>04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4">
            <text:p>04/03/22</text:p>
          </table:table-cell>
          <table:table-cell office:value-type="time" office:time-value="PT07H30M00S">
            <text:p>07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4">
            <text:p>04/03/22</text:p>
          </table:table-cell>
          <table:table-cell office:value-type="time" office:time-value="PT10H30M00S">
            <text:p>1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4">
            <text:p>04/03/22</text:p>
          </table:table-cell>
          <table:table-cell office:value-type="time" office:time-value="PT15H45M00S">
            <text:p>15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4">
            <text:p>04/03/22</text:p>
          </table:table-cell>
          <table:table-cell office:value-type="time" office:time-value="PT19H45M00S">
            <text:p>19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4">
            <text:p>04/03/22</text:p>
          </table:table-cell>
          <table:table-cell office:value-type="time" office:time-value="PT23H45M00S">
            <text:p>23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5">
            <text:p>05/03/22</text:p>
          </table:table-cell>
          <table:table-cell office:value-type="time" office:time-value="PT05H45M00S">
            <text:p>05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5">
            <text:p>05/03/22</text:p>
          </table:table-cell>
          <table:table-cell office:value-type="time" office:time-value="PT10H45M00S">
            <text:p>10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5">
            <text:p>05/03/22</text:p>
          </table:table-cell>
          <table:table-cell office:value-type="time" office:time-value="PT13H30M00S">
            <text:p>13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5">
            <text:p>05/03/22</text:p>
          </table:table-cell>
          <table:table-cell office:value-type="time" office:time-value="PT16H30M00S">
            <text:p>16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5">
            <text:p>05/03/22</text:p>
          </table:table-cell>
          <table:table-cell office:value-type="time" office:time-value="PT19H45M00S">
            <text:p>19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5">
            <text:p>05/03/22</text:p>
          </table:table-cell>
          <table:table-cell office:value-type="time" office:time-value="PT23H00M00S">
            <text:p>23: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6">
            <text:p>06/03/22</text:p>
          </table:table-cell>
          <table:table-cell office:value-type="time" office:time-value="PT05H30M00S">
            <text:p>05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6">
            <text:p>06/03/22</text:p>
          </table:table-cell>
          <table:table-cell office:value-type="time" office:time-value="PT09H45M00S">
            <text:p>09: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6">
            <text:p>06/03/22</text:p>
          </table:table-cell>
          <table:table-cell office:value-type="time" office:time-value="PT13H30M00S">
            <text:p>13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6">
            <text:p>06/03/22</text:p>
          </table:table-cell>
          <table:table-cell office:value-type="time" office:time-value="PT15H45M00S">
            <text:p>15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6">
            <text:p>06/03/22</text:p>
          </table:table-cell>
          <table:table-cell office:value-type="time" office:time-value="PT18H15M00S">
            <text:p>18: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6">
            <text:p>06/03/22</text:p>
          </table:table-cell>
          <table:table-cell office:value-type="time" office:time-value="PT19H30M00S">
            <text:p>19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6">
            <text:p>06/03/22</text:p>
          </table:table-cell>
          <table:table-cell office:value-type="time" office:time-value="PT23H45M00S">
            <text:p>23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7">
            <text:p>07/03/22</text:p>
          </table:table-cell>
          <table:table-cell office:value-type="time" office:time-value="PT07H15M00S">
            <text:p>07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7">
            <text:p>07/03/22</text:p>
          </table:table-cell>
          <table:table-cell office:value-type="time" office:time-value="PT11H30M00S">
            <text:p>11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7">
            <text:p>07/03/22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7">
            <text:p>07/03/22</text:p>
          </table:table-cell>
          <table:table-cell office:value-type="time" office:time-value="PT20H40M00S">
            <text:p>20:4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8">
            <text:p>08/03/22</text:p>
          </table:table-cell>
          <table:table-cell office:value-type="time" office:time-value="PT06H00M00S">
            <text:p>06: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8">
            <text:p>08/03/22</text:p>
          </table:table-cell>
          <table:table-cell office:value-type="time" office:time-value="PT09H45M00S">
            <text:p>09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8">
            <text:p>08/03/22</text:p>
          </table:table-cell>
          <table:table-cell office:value-type="time" office:time-value="PT12H45M00S">
            <text:p>12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8">
            <text:p>08/03/22</text:p>
          </table:table-cell>
          <table:table-cell office:value-type="time" office:time-value="PT16H45M00S">
            <text:p>16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8">
            <text:p>08/03/22</text:p>
          </table:table-cell>
          <table:table-cell office:value-type="time" office:time-value="PT20H00M00S">
            <text:p>20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8">
            <text:p>08/03/22</text:p>
          </table:table-cell>
          <table:table-cell office:value-type="time" office:time-value="PT23H25M00S">
            <text:p>23: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9">
            <text:p>09/03/22</text:p>
          </table:table-cell>
          <table:table-cell office:value-type="time" office:time-value="PT06H30M00S">
            <text:p>06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9">
            <text:p>09/03/22</text:p>
          </table:table-cell>
          <table:table-cell office:value-type="time" office:time-value="PT10H10M00S">
            <text:p>10:1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9">
            <text:p>09/03/22</text:p>
          </table:table-cell>
          <table:table-cell office:value-type="time" office:time-value="PT13H45M00S">
            <text:p>13:45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3-09">
            <text:p>09/03/22</text:p>
          </table:table-cell>
          <table:table-cell office:value-type="time" office:time-value="PT15H30M00S">
            <text:p>15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9">
            <text:p>09/03/22</text:p>
          </table:table-cell>
          <table:table-cell office:value-type="time" office:time-value="PT18H15M00S">
            <text:p>18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9">
            <text:p>09/03/22</text:p>
          </table:table-cell>
          <table:table-cell office:value-type="time" office:time-value="PT20H15M00S">
            <text:p>20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time" office:time-value="PT03H15M00S">
            <text:p>03:1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time" office:time-value="PT06H40M00S">
            <text:p>06: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time" office:time-value="PT08H40M00S">
            <text:p>08:4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time" office:time-value="PT12H00M00S">
            <text:p>12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time" office:time-value="PT15H20M00S">
            <text:p>15:2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time" office:time-value="PT18H30M00S">
            <text:p>18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0">
            <text:p>10/03/22</text:p>
          </table:table-cell>
          <table:table-cell office:value-type="time" office:time-value="PT22H55M00S">
            <text:p>22:5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1">
            <text:p>11/03/22</text:p>
          </table:table-cell>
          <table:table-cell office:value-type="time" office:time-value="PT04H25M00S">
            <text:p>04:2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1">
            <text:p>11/03/22</text:p>
          </table:table-cell>
          <table:table-cell office:value-type="time" office:time-value="PT09H00M00S">
            <text:p>09: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1">
            <text:p>11/03/22</text:p>
          </table:table-cell>
          <table:table-cell office:value-type="time" office:time-value="PT13H10M00S">
            <text:p>13: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1">
            <text:p>11/03/22</text:p>
          </table:table-cell>
          <table:table-cell office:value-type="time" office:time-value="PT17H05M00S">
            <text:p>17:05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1">
            <text:p>11/03/22</text:p>
          </table:table-cell>
          <table:table-cell office:value-type="time" office:time-value="PT20H10M00S">
            <text:p>20:1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1">
            <text:p>11/03/22</text:p>
          </table:table-cell>
          <table:table-cell office:value-type="time" office:time-value="PT23H40M00S">
            <text:p>23:4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2">
            <text:p>12/03/22</text:p>
          </table:table-cell>
          <table:table-cell office:value-type="time" office:time-value="PT07H45M00S">
            <text:p>07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2">
            <text:p>12/03/22</text:p>
          </table:table-cell>
          <table:table-cell office:value-type="time" office:time-value="PT10H45M00S">
            <text:p>10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2">
            <text:p>12/03/22</text:p>
          </table:table-cell>
          <table:table-cell office:value-type="time" office:time-value="PT14H25M00S">
            <text:p>14:2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2">
            <text:p>12/03/22</text:p>
          </table:table-cell>
          <table:table-cell office:value-type="time" office:time-value="PT18H10M00S">
            <text:p>18:1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2">
            <text:p>12/03/22</text:p>
          </table:table-cell>
          <table:table-cell office:value-type="time" office:time-value="PT22H30M00S">
            <text:p>22:3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3">
            <text:p>13/03/22</text:p>
          </table:table-cell>
          <table:table-cell office:value-type="time" office:time-value="PT06H30M00S">
            <text:p>06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3">
            <text:p>13/03/22</text:p>
          </table:table-cell>
          <table:table-cell office:value-type="time" office:time-value="PT10H30M00S">
            <text:p>10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3">
            <text:p>13/03/22</text:p>
          </table:table-cell>
          <table:table-cell office:value-type="time" office:time-value="PT14H00M00S">
            <text:p>14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3">
            <text:p>13/03/22</text:p>
          </table:table-cell>
          <table:table-cell office:value-type="time" office:time-value="PT16H55M00S">
            <text:p>16:5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3">
            <text:p>13/03/22</text:p>
          </table:table-cell>
          <table:table-cell office:value-type="time" office:time-value="PT21H45M00S">
            <text:p>21:4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4">
            <text:p>14/03/22</text:p>
          </table:table-cell>
          <table:table-cell office:value-type="time" office:time-value="PT04H25M00S">
            <text:p>04: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4">
            <text:p>14/03/22</text:p>
          </table:table-cell>
          <table:table-cell office:value-type="time" office:time-value="PT07H30M00S">
            <text:p>07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4">
            <text:p>14/03/22</text:p>
          </table:table-cell>
          <table:table-cell office:value-type="time" office:time-value="PT10H15M00S">
            <text:p>10:1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4">
            <text:p>14/03/22</text:p>
          </table:table-cell>
          <table:table-cell office:value-type="time" office:time-value="PT14H00M00S">
            <text:p>14: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4">
            <text:p>14/03/22</text:p>
          </table:table-cell>
          <table:table-cell office:value-type="time" office:time-value="PT17H10M00S">
            <text:p>17: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4">
            <text:p>14/03/22</text:p>
          </table:table-cell>
          <table:table-cell office:value-type="time" office:time-value="PT20H40M00S">
            <text:p>20:4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5">
            <text:p>15/03/22</text:p>
          </table:table-cell>
          <table:table-cell office:value-type="time" office:time-value="PT00H15M00S">
            <text:p>00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5">
            <text:p>15/03/22</text:p>
          </table:table-cell>
          <table:table-cell office:value-type="time" office:time-value="PT08H45M00S">
            <text:p>08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5">
            <text:p>15/03/22</text:p>
          </table:table-cell>
          <table:table-cell office:value-type="time" office:time-value="PT12H45M00S">
            <text:p>12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5">
            <text:p>15/03/22</text:p>
          </table:table-cell>
          <table:table-cell office:value-type="time" office:time-value="PT16H45M00S">
            <text:p>16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5">
            <text:p>15/03/22</text:p>
          </table:table-cell>
          <table:table-cell office:value-type="time" office:time-value="PT20H15M00S">
            <text:p>20:1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6">
            <text:p>16/03/22</text:p>
          </table:table-cell>
          <table:table-cell office:value-type="time" office:time-value="PT00H15M00S">
            <text:p>00:1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6">
            <text:p>16/03/22</text:p>
          </table:table-cell>
          <table:table-cell office:value-type="time" office:time-value="PT07H15M00S">
            <text:p>07:1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6">
            <text:p>16/03/22</text:p>
          </table:table-cell>
          <table:table-cell office:value-type="time" office:time-value="PT12H00M00S">
            <text:p>12: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6">
            <text:p>16/03/22</text:p>
          </table:table-cell>
          <table:table-cell office:value-type="time" office:time-value="PT14H45M00S">
            <text:p>14:4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6">
            <text:p>16/03/22</text:p>
          </table:table-cell>
          <table:table-cell office:value-type="time" office:time-value="PT18H20M00S">
            <text:p>18:2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6">
            <text:p>16/03/22</text:p>
          </table:table-cell>
          <table:table-cell office:value-type="time" office:time-value="PT21H30M00S">
            <text:p>21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7">
            <text:p>17/03/22</text:p>
          </table:table-cell>
          <table:table-cell office:value-type="time" office:time-value="PT06H00M00S">
            <text:p>06: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7">
            <text:p>17/03/22</text:p>
          </table:table-cell>
          <table:table-cell office:value-type="time" office:time-value="PT09H30M00S">
            <text:p>09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7">
            <text:p>17/03/22</text:p>
          </table:table-cell>
          <table:table-cell office:value-type="time" office:time-value="PT12H30M00S">
            <text:p>12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7">
            <text:p>17/03/22</text:p>
          </table:table-cell>
          <table:table-cell office:value-type="time" office:time-value="PT16H10M00S">
            <text:p>16:1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7">
            <text:p>17/03/22</text:p>
          </table:table-cell>
          <table:table-cell office:value-type="time" office:time-value="PT19H15M00S">
            <text:p>19:1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7">
            <text:p>17/03/22</text:p>
          </table:table-cell>
          <table:table-cell office:value-type="time" office:time-value="PT23H15M00S">
            <text:p>23: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8">
            <text:p>18/03/22</text:p>
          </table:table-cell>
          <table:table-cell office:value-type="time" office:time-value="PT07H00M00S">
            <text:p>07: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8">
            <text:p>18/03/22</text:p>
          </table:table-cell>
          <table:table-cell office:value-type="time" office:time-value="PT10H45M00S">
            <text:p>10: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8">
            <text:p>18/03/22</text:p>
          </table:table-cell>
          <table:table-cell office:value-type="time" office:time-value="PT13H40M00S">
            <text:p>13:4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8">
            <text:p>18/03/22</text:p>
          </table:table-cell>
          <table:table-cell office:value-type="time" office:time-value="PT16H50M00S">
            <text:p>16:5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8">
            <text:p>18/03/22</text:p>
          </table:table-cell>
          <table:table-cell office:value-type="time" office:time-value="PT19H40M00S">
            <text:p>19:4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8">
            <text:p>18/03/22</text:p>
          </table:table-cell>
          <table:table-cell office:value-type="time" office:time-value="PT23H10M00S">
            <text:p>23:1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9">
            <text:p>19/03/22</text:p>
          </table:table-cell>
          <table:table-cell office:value-type="time" office:time-value="PT07H40M00S">
            <text:p>07:4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9">
            <text:p>19/03/22</text:p>
          </table:table-cell>
          <table:table-cell office:value-type="time" office:time-value="PT11H30M00S">
            <text:p>11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9">
            <text:p>19/03/22</text:p>
          </table:table-cell>
          <table:table-cell office:value-type="time" office:time-value="PT14H20M00S">
            <text:p>14:2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9">
            <text:p>19/03/22</text:p>
          </table:table-cell>
          <table:table-cell office:value-type="time" office:time-value="PT17H45M00S">
            <text:p>17:4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9">
            <text:p>19/03/22</text:p>
          </table:table-cell>
          <table:table-cell office:value-type="time" office:time-value="PT20H45M00S">
            <text:p>20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19">
            <text:p>19/03/22</text:p>
          </table:table-cell>
          <table:table-cell office:value-type="time" office:time-value="PT23H50M00S">
            <text:p>23:5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0">
            <text:p>20/03/22</text:p>
          </table:table-cell>
          <table:table-cell office:value-type="time" office:time-value="PT06H45M00S">
            <text:p>06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0">
            <text:p>20/03/22</text:p>
          </table:table-cell>
          <table:table-cell office:value-type="time" office:time-value="PT10H40M00S">
            <text:p>10:4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0">
            <text:p>20/03/22</text:p>
          </table:table-cell>
          <table:table-cell office:value-type="time" office:time-value="PT14H15M00S">
            <text:p>14:1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0">
            <text:p>20/03/22</text:p>
          </table:table-cell>
          <table:table-cell office:value-type="time" office:time-value="PT17H00M00S">
            <text:p>17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0">
            <text:p>20/03/22</text:p>
          </table:table-cell>
          <table:table-cell office:value-type="time" office:time-value="PT20H45M00S">
            <text:p>20: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0">
            <text:p>20/03/22</text:p>
          </table:table-cell>
          <table:table-cell office:value-type="time" office:time-value="PT23H50M00S">
            <text:p>23: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1">
            <text:p>21/03/22</text:p>
          </table:table-cell>
          <table:table-cell office:value-type="time" office:time-value="PT00H25M00S">
            <text:p>00: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1">
            <text:p>21/03/22</text:p>
          </table:table-cell>
          <table:table-cell office:value-type="time" office:time-value="PT09H15M00S">
            <text:p>09: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1">
            <text:p>21/03/22</text:p>
          </table:table-cell>
          <table:table-cell office:value-type="time" office:time-value="PT13H00M00S">
            <text:p>13: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1">
            <text:p>21/03/22</text:p>
          </table:table-cell>
          <table:table-cell office:value-type="time" office:time-value="PT16H15M00S">
            <text:p>16:1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1">
            <text:p>21/03/22</text:p>
          </table:table-cell>
          <table:table-cell office:value-type="time" office:time-value="PT20H45M00S">
            <text:p>20:4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1">
            <text:p>21/03/22</text:p>
          </table:table-cell>
          <table:table-cell office:value-type="time" office:time-value="PT23H45M00S">
            <text:p>23:4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2">
            <text:p>22/03/22</text:p>
          </table:table-cell>
          <table:table-cell office:value-type="time" office:time-value="PT06H45M00S">
            <text:p>06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2">
            <text:p>22/03/22</text:p>
          </table:table-cell>
          <table:table-cell office:value-type="time" office:time-value="PT10H30M00S">
            <text:p>10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2">
            <text:p>22/03/22</text:p>
          </table:table-cell>
          <table:table-cell office:value-type="time" office:time-value="PT14H15M00S">
            <text:p>14:1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2">
            <text:p>22/03/22</text:p>
          </table:table-cell>
          <table:table-cell office:value-type="time" office:time-value="PT19H30M00S">
            <text:p>19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3">
            <text:p>23/03/22</text:p>
          </table:table-cell>
          <table:table-cell office:value-type="time" office:time-value="PT06H45M00S">
            <text:p>06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3">
            <text:p>23/03/22</text:p>
          </table:table-cell>
          <table:table-cell office:value-type="time" office:time-value="PT10H45M00S">
            <text:p>10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3">
            <text:p>23/03/22</text:p>
          </table:table-cell>
          <table:table-cell office:value-type="time" office:time-value="PT14H30M00S">
            <text:p>14:3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3">
            <text:p>23/03/22</text:p>
          </table:table-cell>
          <table:table-cell office:value-type="time" office:time-value="PT18H30M00S">
            <text:p>18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3">
            <text:p>23/03/22</text:p>
          </table:table-cell>
          <table:table-cell office:value-type="time" office:time-value="PT23H10M00S">
            <text:p>23:1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4">
            <text:p>24/03/22</text:p>
          </table:table-cell>
          <table:table-cell office:value-type="time" office:time-value="PT07H20M00S">
            <text:p>07:2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4">
            <text:p>24/03/22</text:p>
          </table:table-cell>
          <table:table-cell office:value-type="time" office:time-value="PT11H45M00S">
            <text:p>11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4">
            <text:p>24/03/22</text:p>
          </table:table-cell>
          <table:table-cell office:value-type="time" office:time-value="PT17H45M00S">
            <text:p>17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4">
            <text:p>24/03/22</text:p>
          </table:table-cell>
          <table:table-cell office:value-type="time" office:time-value="PT23H45M00S">
            <text:p>23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5">
            <text:p>25/03/22</text:p>
          </table:table-cell>
          <table:table-cell office:value-type="time" office:time-value="PT06H30M00S">
            <text:p>06:3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5">
            <text:p>25/03/22</text:p>
          </table:table-cell>
          <table:table-cell office:value-type="time" office:time-value="PT11H00M00S">
            <text:p>11: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5">
            <text:p>25/03/22</text:p>
          </table:table-cell>
          <table:table-cell office:value-type="time" office:time-value="PT16H00M00S">
            <text:p>16: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5">
            <text:p>25/03/22</text:p>
          </table:table-cell>
          <table:table-cell office:value-type="time" office:time-value="PT19H45M00S">
            <text:p>19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6">
            <text:p>26/03/22</text:p>
          </table:table-cell>
          <table:table-cell office:value-type="time" office:time-value="PT00H00M00S">
            <text:p>00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6">
            <text:p>26/03/22</text:p>
          </table:table-cell>
          <table:table-cell office:value-type="time" office:time-value="PT09H00M00S">
            <text:p>09: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6">
            <text:p>26/03/22</text:p>
          </table:table-cell>
          <table:table-cell office:value-type="time" office:time-value="PT13H30M00S">
            <text:p>13:3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6">
            <text:p>26/03/22</text:p>
          </table:table-cell>
          <table:table-cell office:value-type="time" office:time-value="PT17H15M00S">
            <text:p>17:1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6">
            <text:p>26/03/22</text:p>
          </table:table-cell>
          <table:table-cell office:value-type="time" office:time-value="PT23H00M00S">
            <text:p>23:0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7">
            <text:p>27/03/22</text:p>
          </table:table-cell>
          <table:table-cell office:value-type="time" office:time-value="PT06H00M00S">
            <text:p>06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7">
            <text:p>27/03/22</text:p>
          </table:table-cell>
          <table:table-cell office:value-type="time" office:time-value="PT10H25M00S">
            <text:p>10:2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7">
            <text:p>27/03/22</text:p>
          </table:table-cell>
          <table:table-cell office:value-type="time" office:time-value="PT16H30M00S">
            <text:p>16:3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7">
            <text:p>27/03/22</text:p>
          </table:table-cell>
          <table:table-cell office:value-type="time" office:time-value="PT20H15M00S">
            <text:p>20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8">
            <text:p>28/03/22</text:p>
          </table:table-cell>
          <table:table-cell office:value-type="time" office:time-value="PT03H45M00S">
            <text:p>03:4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8">
            <text:p>28/03/22</text:p>
          </table:table-cell>
          <table:table-cell office:value-type="time" office:time-value="PT10H10M00S">
            <text:p>10:1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8">
            <text:p>28/03/22</text:p>
          </table:table-cell>
          <table:table-cell office:value-type="time" office:time-value="PT14H50M00S">
            <text:p>14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8">
            <text:p>28/03/22</text:p>
          </table:table-cell>
          <table:table-cell office:value-type="time" office:time-value="PT21H10M00S">
            <text:p>21:1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9">
            <text:p>29/03/22</text:p>
          </table:table-cell>
          <table:table-cell office:value-type="time" office:time-value="PT07H40M00S">
            <text:p>07:4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9">
            <text:p>29/03/22</text:p>
          </table:table-cell>
          <table:table-cell office:value-type="time" office:time-value="PT13H40M00S">
            <text:p>13:4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9">
            <text:p>29/03/22</text:p>
          </table:table-cell>
          <table:table-cell office:value-type="time" office:time-value="PT18H45M00S">
            <text:p>18:4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29">
            <text:p>29/03/22</text:p>
          </table:table-cell>
          <table:table-cell office:value-type="time" office:time-value="PT23H45M00S">
            <text:p>23:4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30">
            <text:p>30/03/22</text:p>
          </table:table-cell>
          <table:table-cell office:value-type="time" office:time-value="PT05H45M00S">
            <text:p>05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30">
            <text:p>30/03/22</text:p>
          </table:table-cell>
          <table:table-cell office:value-type="time" office:time-value="PT10H30M00S">
            <text:p>1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30">
            <text:p>30/03/22</text:p>
          </table:table-cell>
          <table:table-cell office:value-type="time" office:time-value="PT16H45M00S">
            <text:p>16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30">
            <text:p>30/03/22</text:p>
          </table:table-cell>
          <table:table-cell office:value-type="time" office:time-value="PT22H30M00S">
            <text:p>22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31">
            <text:p>31/03/22</text:p>
          </table:table-cell>
          <table:table-cell office:value-type="time" office:time-value="PT06H00M00S">
            <text:p>06:0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31">
            <text:p>31/03/22</text:p>
          </table:table-cell>
          <table:table-cell office:value-type="time" office:time-value="PT11H30M00S">
            <text:p>11:3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31">
            <text:p>31/03/22</text:p>
          </table:table-cell>
          <table:table-cell office:value-type="time" office:time-value="PT18H30M00S">
            <text:p>18:3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31">
            <text:p>31/03/22</text:p>
          </table:table-cell>
          <table:table-cell office:value-type="time" office:time-value="PT23H45M00S">
            <text:p>23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1">
            <text:p>01/04/22</text:p>
          </table:table-cell>
          <table:table-cell office:value-type="time" office:time-value="PT07H45M00S">
            <text:p>07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1">
            <text:p>01/04/22</text:p>
          </table:table-cell>
          <table:table-cell office:value-type="time" office:time-value="PT12H45M00S">
            <text:p>12:4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1">
            <text:p>01/04/22</text:p>
          </table:table-cell>
          <table:table-cell office:value-type="time" office:time-value="PT17H25M00S">
            <text:p>17:2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2">
            <text:p>02/04/22</text:p>
          </table:table-cell>
          <table:table-cell office:value-type="time" office:time-value="PT00H20M00S">
            <text:p>00:2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2">
            <text:p>02/04/22</text:p>
          </table:table-cell>
          <table:table-cell office:value-type="time" office:time-value="PT07H45M00S">
            <text:p>07:4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2">
            <text:p>02/04/22</text:p>
          </table:table-cell>
          <table:table-cell office:value-type="time" office:time-value="PT13H15M00S">
            <text:p>13:1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2">
            <text:p>02/04/22</text:p>
          </table:table-cell>
          <table:table-cell office:value-type="time" office:time-value="PT18H45M00S">
            <text:p>18:4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2">
            <text:p>02/04/22</text:p>
          </table:table-cell>
          <table:table-cell office:value-type="time" office:time-value="PT23H45M00S">
            <text:p>23:4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3">
            <text:p>03/04/22</text:p>
          </table:table-cell>
          <table:table-cell office:value-type="time" office:time-value="PT07H30M00S">
            <text:p>07:3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3">
            <text:p>03/04/22</text:p>
          </table:table-cell>
          <table:table-cell office:value-type="time" office:time-value="PT14H15M00S">
            <text:p>14:1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3">
            <text:p>03/04/22</text:p>
          </table:table-cell>
          <table:table-cell office:value-type="time" office:time-value="PT19H30M00S">
            <text:p>19:3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3">
            <text:p>03/04/22</text:p>
          </table:table-cell>
          <table:table-cell office:value-type="time" office:time-value="PT23H45M00S">
            <text:p>23:4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4">
            <text:p>04/04/22</text:p>
          </table:table-cell>
          <table:table-cell office:value-type="time" office:time-value="PT06H50M00S">
            <text:p>06:5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4">
            <text:p>04/04/22</text:p>
          </table:table-cell>
          <table:table-cell office:value-type="time" office:time-value="PT12H30M00S">
            <text:p>12:3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4">
            <text:p>04/04/22</text:p>
          </table:table-cell>
          <table:table-cell office:value-type="time" office:time-value="PT18H40M00S">
            <text:p>18:4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4">
            <text:p>04/04/22</text:p>
          </table:table-cell>
          <table:table-cell office:value-type="time" office:time-value="PT23H45M00S">
            <text:p>23:4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5">
            <text:p>05/04/22</text:p>
          </table:table-cell>
          <table:table-cell office:value-type="time" office:time-value="PT07H20M00S">
            <text:p>07:2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5">
            <text:p>05/04/22</text:p>
          </table:table-cell>
          <table:table-cell office:value-type="time" office:time-value="PT13H30M00S">
            <text:p>13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5">
            <text:p>05/04/22</text:p>
          </table:table-cell>
          <table:table-cell office:value-type="time" office:time-value="PT19H30M00S">
            <text:p>19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6">
            <text:p>06/04/22</text:p>
          </table:table-cell>
          <table:table-cell office:value-type="time" office:time-value="PT07H30M00S">
            <text:p>07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6">
            <text:p>06/04/22</text:p>
          </table:table-cell>
          <table:table-cell office:value-type="time" office:time-value="PT13H00M00S">
            <text:p>13:0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6">
            <text:p>06/04/22</text:p>
          </table:table-cell>
          <table:table-cell office:value-type="time" office:time-value="PT18H20M00S">
            <text:p>18:2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6">
            <text:p>06/04/22</text:p>
          </table:table-cell>
          <table:table-cell office:value-type="time" office:time-value="PT23H45M00S">
            <text:p>23:4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date" office:date-value="2022-04-07">
            <text:p>04/07/22</text:p>
          </table:table-cell>
          <table:table-cell office:value-type="time" office:time-value="PT07H45M00S">
            <text:p>07:4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date" office:date-value="2022-04-07">
            <text:p>04/07/22</text:p>
          </table:table-cell>
          <table:table-cell office:value-type="time" office:time-value="PT11H45M00S">
            <text:p>11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date" office:date-value="2022-04-07">
            <text:p>04/07/22</text:p>
          </table:table-cell>
          <table:table-cell office:value-type="time" office:time-value="PT17H45M00S">
            <text:p>17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date" office:date-value="2022-04-07">
            <text:p>04/07/22</text:p>
          </table:table-cell>
          <table:table-cell office:value-type="time" office:time-value="PT23H45M00S">
            <text:p>23:4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8">
            <text:p>08/04/22</text:p>
          </table:table-cell>
          <table:table-cell office:value-type="time" office:time-value="PT07H15M00S">
            <text:p>07:1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8">
            <text:p>08/04/22</text:p>
          </table:table-cell>
          <table:table-cell office:value-type="time" office:time-value="PT12H15M00S">
            <text:p>12:1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8">
            <text:p>08/04/22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8">
            <text:p>08/04/22</text:p>
          </table:table-cell>
          <table:table-cell office:value-type="time" office:time-value="PT22H30M00S">
            <text:p>22:3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9">
            <text:p>09/04/22</text:p>
          </table:table-cell>
          <table:table-cell office:value-type="time" office:time-value="PT06H15M00S">
            <text:p>06:1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9">
            <text:p>09/04/22</text:p>
          </table:table-cell>
          <table:table-cell office:value-type="time" office:time-value="PT11H15M00S">
            <text:p>11:1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9">
            <text:p>09/04/22</text:p>
          </table:table-cell>
          <table:table-cell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09">
            <text:p>09/04/22</text:p>
          </table:table-cell>
          <table:table-cell office:value-type="time" office:time-value="PT21H00M00S">
            <text:p>21: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0">
            <text:p>10/04/22</text:p>
          </table:table-cell>
          <table:table-cell office:value-type="time" office:time-value="PT02H30M00S">
            <text:p>02:3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0">
            <text:p>10/04/22</text:p>
          </table:table-cell>
          <table:table-cell office:value-type="time" office:time-value="PT09H00M00S">
            <text:p>09: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0">
            <text:p>10/04/22</text:p>
          </table:table-cell>
          <table:table-cell office:value-type="time" office:time-value="PT15H00M00S">
            <text:p>15: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0">
            <text:p>10/04/22</text:p>
          </table:table-cell>
          <table:table-cell office:value-type="time" office:time-value="PT18H00M00S">
            <text:p>18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0">
            <text:p>10/04/22</text:p>
          </table:table-cell>
          <table:table-cell office:value-type="time" office:time-value="PT22H45M00S">
            <text:p>22:4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1">
            <text:p>11/04/22</text:p>
          </table:table-cell>
          <table:table-cell office:value-type="time" office:time-value="PT07H20M00S">
            <text:p>07:2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1">
            <text:p>11/04/22</text:p>
          </table:table-cell>
          <table:table-cell office:value-type="time" office:time-value="PT12H45M00S">
            <text:p>12:4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1">
            <text:p>11/04/22</text:p>
          </table:table-cell>
          <table:table-cell office:value-type="time" office:time-value="PT17H00M00S">
            <text:p>17: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1">
            <text:p>11/04/22</text:p>
          </table:table-cell>
          <table:table-cell office:value-type="time" office:time-value="PT20H30M00S">
            <text:p>20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2">
            <text:p>12/04/22</text:p>
          </table:table-cell>
          <table:table-cell office:value-type="time" office:time-value="PT00H15M00S">
            <text:p>00:1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2">
            <text:p>12/04/22</text:p>
          </table:table-cell>
          <table:table-cell office:value-type="time" office:time-value="PT08H15M00S">
            <text:p>08:1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2">
            <text:p>12/04/22</text:p>
          </table:table-cell>
          <table:table-cell office:value-type="time" office:time-value="PT14H00M00S">
            <text:p>14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2">
            <text:p>12/04/22</text:p>
          </table:table-cell>
          <table:table-cell office:value-type="time" office:time-value="PT18H40M00S">
            <text:p>18:4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2">
            <text:p>12/04/22</text:p>
          </table:table-cell>
          <table:table-cell office:value-type="time" office:time-value="PT23H45M00S">
            <text:p>23:45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3">
            <text:p>13/04/22</text:p>
          </table:table-cell>
          <table:table-cell office:value-type="time" office:time-value="PT08H00M00S">
            <text:p>08:0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3">
            <text:p>13/04/22</text:p>
          </table:table-cell>
          <table:table-cell office:value-type="time" office:time-value="PT12H15M00S">
            <text:p>12:1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3">
            <text:p>13/04/22</text:p>
          </table:table-cell>
          <table:table-cell office:value-type="time" office:time-value="PT16H45M00S">
            <text:p>16:4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3">
            <text:p>13/04/22</text:p>
          </table:table-cell>
          <table:table-cell office:value-type="time" office:time-value="PT20H45M00S">
            <text:p>20:4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4">
            <text:p>14/04/22</text:p>
          </table:table-cell>
          <table:table-cell office:value-type="time" office:time-value="PT01H00M00S">
            <text:p>01: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4">
            <text:p>14/04/22</text:p>
          </table:table-cell>
          <table:table-cell office:value-type="time" office:time-value="PT06H45M00S">
            <text:p>06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4">
            <text:p>14/04/22</text:p>
          </table:table-cell>
          <table:table-cell office:value-type="time" office:time-value="PT11H10M00S">
            <text:p>11:1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4">
            <text:p>14/04/22</text:p>
          </table:table-cell>
          <table:table-cell office:value-type="time" office:time-value="PT15H20M00S">
            <text:p>15:2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4">
            <text:p>14/04/22</text:p>
          </table:table-cell>
          <table:table-cell office:value-type="time" office:time-value="PT19H30M00S">
            <text:p>19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4">
            <text:p>14/04/22</text:p>
          </table:table-cell>
          <table:table-cell office:value-type="time" office:time-value="PT23H30M00S">
            <text:p>23:3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5">
            <text:p>15/04/22</text:p>
          </table:table-cell>
          <table:table-cell office:value-type="time" office:time-value="PT07H05M00S">
            <text:p>07:0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5">
            <text:p>15/04/22</text:p>
          </table:table-cell>
          <table:table-cell office:value-type="time" office:time-value="PT10H30M00S">
            <text:p>10:3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5">
            <text:p>15/04/22</text:p>
          </table:table-cell>
          <table:table-cell office:value-type="time" office:time-value="PT15H00M00S">
            <text:p>15:0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5">
            <text:p>15/04/22</text:p>
          </table:table-cell>
          <table:table-cell office:value-type="time" office:time-value="PT19H00M00S">
            <text:p>19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6">
            <text:p>16/04/22</text:p>
          </table:table-cell>
          <table:table-cell office:value-type="time" office:time-value="PT00H05M00S">
            <text:p>00:0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6">
            <text:p>16/04/22</text:p>
          </table:table-cell>
          <table:table-cell office:value-type="time" office:time-value="PT07H20M00S">
            <text:p>07:20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6">
            <text:p>16/04/22</text:p>
          </table:table-cell>
          <table:table-cell office:value-type="time" office:time-value="PT10H10M00S">
            <text:p>10: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6">
            <text:p>16/04/22</text:p>
          </table:table-cell>
          <table:table-cell office:value-type="time" office:time-value="PT12H30M00S">
            <text:p>12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6">
            <text:p>16/04/22</text:p>
          </table:table-cell>
          <table:table-cell office:value-type="time" office:time-value="PT16H30M00S">
            <text:p>16:3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6">
            <text:p>16/04/22</text:p>
          </table:table-cell>
          <table:table-cell office:value-type="time" office:time-value="PT20H30M00S">
            <text:p>20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7">
            <text:p>17/04/22</text:p>
          </table:table-cell>
          <table:table-cell office:value-type="time" office:time-value="PT01H00M00S">
            <text:p>01: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7">
            <text:p>17/04/22</text:p>
          </table:table-cell>
          <table:table-cell office:value-type="time" office:time-value="PT08H00M00S">
            <text:p>08: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7">
            <text:p>17/04/22</text:p>
          </table:table-cell>
          <table:table-cell office:value-type="time" office:time-value="PT12H10M00S">
            <text:p>12:1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7">
            <text:p>17/04/22</text:p>
          </table:table-cell>
          <table:table-cell office:value-type="time" office:time-value="PT16H20M00S">
            <text:p>16:2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7">
            <text:p>17/04/22</text:p>
          </table:table-cell>
          <table:table-cell office:value-type="time" office:time-value="PT20H45M00S">
            <text:p>20:4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8">
            <text:p>18/04/22</text:p>
          </table:table-cell>
          <table:table-cell office:value-type="time" office:time-value="PT00H15M00S">
            <text:p>00:1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8">
            <text:p>18/04/22</text:p>
          </table:table-cell>
          <table:table-cell office:value-type="time" office:time-value="PT06H30M00S">
            <text:p>06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8">
            <text:p>18/04/22</text:p>
          </table:table-cell>
          <table:table-cell office:value-type="time" office:time-value="PT08H15M00S">
            <text:p>08:1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8">
            <text:p>18/04/22</text:p>
          </table:table-cell>
          <table:table-cell office:value-type="time" office:time-value="PT10H30M00S">
            <text:p>10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8">
            <text:p>18/04/22</text:p>
          </table:table-cell>
          <table:table-cell office:value-type="time" office:time-value="PT14H25M00S">
            <text:p>14:25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8">
            <text:p>18/04/22</text:p>
          </table:table-cell>
          <table:table-cell office:value-type="time" office:time-value="PT20H00M00S">
            <text:p>20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9">
            <text:p>19/04/22</text:p>
          </table:table-cell>
          <table:table-cell office:value-type="time" office:time-value="PT00H10M00S">
            <text:p>00:1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9">
            <text:p>19/04/22</text:p>
          </table:table-cell>
          <table:table-cell office:value-type="time" office:time-value="PT07H20M00S">
            <text:p>07:2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9">
            <text:p>19/04/22</text:p>
          </table:table-cell>
          <table:table-cell office:value-type="time" office:time-value="PT11H10M00S">
            <text:p>11: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9">
            <text:p>19/04/22</text:p>
          </table:table-cell>
          <table:table-cell office:value-type="time" office:time-value="PT15H30M00S">
            <text:p>15:3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9">
            <text:p>19/04/22</text:p>
          </table:table-cell>
          <table:table-cell office:value-type="time" office:time-value="PT19H25M00S">
            <text:p>19:2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19">
            <text:p>19/04/22</text:p>
          </table:table-cell>
          <table:table-cell office:value-type="time" office:time-value="PT23H30M00S">
            <text:p>23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0">
            <text:p>20/04/22</text:p>
          </table:table-cell>
          <table:table-cell office:value-type="time" office:time-value="PT07H15M00S">
            <text:p>07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0">
            <text:p>20/04/22</text:p>
          </table:table-cell>
          <table:table-cell office:value-type="time" office:time-value="PT11H30M00S">
            <text:p>11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0">
            <text:p>20/04/22</text:p>
          </table:table-cell>
          <table:table-cell office:value-type="time" office:time-value="PT16H00M00S">
            <text:p>16: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0">
            <text:p>20/04/22</text:p>
          </table:table-cell>
          <table:table-cell office:value-type="time" office:time-value="PT23H30M00S">
            <text:p>23:3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1">
            <text:p>21/04/22</text:p>
          </table:table-cell>
          <table:table-cell office:value-type="time" office:time-value="PT06H20M00S">
            <text:p>06:2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1">
            <text:p>21/04/22</text:p>
          </table:table-cell>
          <table:table-cell office:value-type="time" office:time-value="PT10H50M00S">
            <text:p>10:5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1">
            <text:p>21/04/22</text:p>
          </table:table-cell>
          <table:table-cell office:value-type="time" office:time-value="PT15H30M00S">
            <text:p>15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1">
            <text:p>21/04/22</text:p>
          </table:table-cell>
          <table:table-cell office:value-type="time" office:time-value="PT20H20M00S">
            <text:p>20:2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2">
            <text:p>22/04/22</text:p>
          </table:table-cell>
          <table:table-cell office:value-type="time" office:time-value="PT04H30M00S">
            <text:p>04:3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2">
            <text:p>22/04/22</text:p>
          </table:table-cell>
          <table:table-cell office:value-type="time" office:time-value="PT09H45M00S">
            <text:p>09:4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2">
            <text:p>22/04/22</text:p>
          </table:table-cell>
          <table:table-cell office:value-type="time" office:time-value="PT14H30M00S">
            <text:p>14:3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2">
            <text:p>22/04/22</text:p>
          </table:table-cell>
          <table:table-cell office:value-type="time" office:time-value="PT19H52M00S">
            <text:p>19:52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3">
            <text:p>23/04/22</text:p>
          </table:table-cell>
          <table:table-cell office:value-type="time" office:time-value="PT00H30M00S">
            <text:p>00:3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3">
            <text:p>23/04/22</text:p>
          </table:table-cell>
          <table:table-cell office:value-type="time" office:time-value="PT08H00M00S">
            <text:p>08:0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3">
            <text:p>23/04/22</text:p>
          </table:table-cell>
          <table:table-cell office:value-type="time" office:time-value="PT13H00M00S">
            <text:p>13:0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3">
            <text:p>23/04/22</text:p>
          </table:table-cell>
          <table:table-cell office:value-type="time" office:time-value="PT18H00M00S">
            <text:p>18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3">
            <text:p>23/04/22</text:p>
          </table:table-cell>
          <table:table-cell office:value-type="time" office:time-value="PT23H45M00S">
            <text:p>23:4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4">
            <text:p>24/04/22</text:p>
          </table:table-cell>
          <table:table-cell office:value-type="time" office:time-value="PT08H45M00S">
            <text:p>08:4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4">
            <text:p>24/04/22</text:p>
          </table:table-cell>
          <table:table-cell office:value-type="time" office:time-value="PT12H20M00S">
            <text:p>12:2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4">
            <text:p>24/04/22</text:p>
          </table:table-cell>
          <table:table-cell office:value-type="time" office:time-value="PT16H45M00S">
            <text:p>16:4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4">
            <text:p>24/04/22</text:p>
          </table:table-cell>
          <table:table-cell office:value-type="time" office:time-value="PT21H30M00S">
            <text:p>21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5">
            <text:p>25/04/22</text:p>
          </table:table-cell>
          <table:table-cell office:value-type="time" office:time-value="PT06H00M00S">
            <text:p>06: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5">
            <text:p>25/04/22</text:p>
          </table:table-cell>
          <table:table-cell office:value-type="time" office:time-value="PT09H00M00S">
            <text:p>09: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5">
            <text:p>25/04/22</text:p>
          </table:table-cell>
          <table:table-cell office:value-type="time" office:time-value="PT15H30M00S">
            <text:p>15:3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5">
            <text:p>25/04/22</text:p>
          </table:table-cell>
          <table:table-cell office:value-type="time" office:time-value="PT20H20M00S">
            <text:p>20:2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6">
            <text:p>26/04/22</text:p>
          </table:table-cell>
          <table:table-cell office:value-type="time" office:time-value="PT06H20M00S">
            <text:p>06:2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6">
            <text:p>26/04/22</text:p>
          </table:table-cell>
          <table:table-cell office:value-type="time" office:time-value="PT10H30M00S">
            <text:p>10:3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6">
            <text:p>26/04/22</text:p>
          </table:table-cell>
          <table:table-cell office:value-type="time" office:time-value="PT13H45M00S">
            <text:p>13: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6">
            <text:p>26/04/22</text:p>
          </table:table-cell>
          <table:table-cell office:value-type="time" office:time-value="PT15H50M00S">
            <text:p>15:5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6">
            <text:p>26/04/22</text:p>
          </table:table-cell>
          <table:table-cell office:value-type="time" office:time-value="PT20H15M00S">
            <text:p>2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7">
            <text:p>27/04/22</text:p>
          </table:table-cell>
          <table:table-cell office:value-type="time" office:time-value="PT00H00M00S">
            <text:p>00: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7">
            <text:p>27/04/22</text:p>
          </table:table-cell>
          <table:table-cell office:value-type="time" office:time-value="PT07H30M00S">
            <text:p>07:3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7">
            <text:p>27/04/22</text:p>
          </table:table-cell>
          <table:table-cell office:value-type="time" office:time-value="PT10H40M00S">
            <text:p>10:4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7">
            <text:p>27/04/22</text:p>
          </table:table-cell>
          <table:table-cell office:value-type="time" office:time-value="PT14H20M00S">
            <text:p>14:2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7">
            <text:p>27/04/22</text:p>
          </table:table-cell>
          <table:table-cell office:value-type="time" office:time-value="PT17H45M00S">
            <text:p>17:4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7">
            <text:p>27/04/22</text:p>
          </table:table-cell>
          <table:table-cell office:value-type="time" office:time-value="PT18H30M00S">
            <text:p>18:3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7">
            <text:p>27/04/22</text:p>
          </table:table-cell>
          <table:table-cell office:value-type="time" office:time-value="PT23H30M00S">
            <text:p>23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8">
            <text:p>28/04/22</text:p>
          </table:table-cell>
          <table:table-cell office:value-type="time" office:time-value="PT08H10M00S">
            <text:p>08:1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8">
            <text:p>28/04/22</text:p>
          </table:table-cell>
          <table:table-cell office:value-type="time" office:time-value="PT11H10M00S">
            <text:p>11:1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8">
            <text:p>28/04/22</text:p>
          </table:table-cell>
          <table:table-cell office:value-type="time" office:time-value="PT15H00M00S">
            <text:p>15: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8">
            <text:p>28/04/22</text:p>
          </table:table-cell>
          <table:table-cell office:value-type="time" office:time-value="PT18H35M00S">
            <text:p>18:3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8">
            <text:p>28/04/22</text:p>
          </table:table-cell>
          <table:table-cell office:value-type="time" office:time-value="PT23H30M00S">
            <text:p>23:3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9">
            <text:p>29/04/22</text:p>
          </table:table-cell>
          <table:table-cell office:value-type="time" office:time-value="PT08H15M00S">
            <text:p>08:1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9">
            <text:p>29/04/22</text:p>
          </table:table-cell>
          <table:table-cell office:value-type="time" office:time-value="PT11H30M00S">
            <text:p>11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9">
            <text:p>29/04/22</text:p>
          </table:table-cell>
          <table:table-cell office:value-type="time" office:time-value="PT13H40M00S">
            <text:p>13:4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9">
            <text:p>29/04/22</text:p>
          </table:table-cell>
          <table:table-cell office:value-type="time" office:time-value="PT16H30M00S">
            <text:p>16:3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29">
            <text:p>29/04/22</text:p>
          </table:table-cell>
          <table:table-cell office:value-type="time" office:time-value="PT20H30M00S">
            <text:p>20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30">
            <text:p>30/04/22</text:p>
          </table:table-cell>
          <table:table-cell office:value-type="time" office:time-value="PT00H20M00S">
            <text:p>00:2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30">
            <text:p>30/04/22</text:p>
          </table:table-cell>
          <table:table-cell office:value-type="time" office:time-value="PT08H20M00S">
            <text:p>08:2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30">
            <text:p>30/04/22</text:p>
          </table:table-cell>
          <table:table-cell office:value-type="time" office:time-value="PT12H30M00S">
            <text:p>12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30">
            <text:p>30/04/22</text:p>
          </table:table-cell>
          <table:table-cell office:value-type="time" office:time-value="PT15H00M00S">
            <text:p>15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30">
            <text:p>30/04/22</text:p>
          </table:table-cell>
          <table:table-cell office:value-type="time" office:time-value="PT17H30M00S">
            <text:p>17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4-30">
            <text:p>30/04/22</text:p>
          </table:table-cell>
          <table:table-cell office:value-type="time" office:time-value="PT20H20M00S">
            <text:p>20:2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1">
            <text:p>01/05/22</text:p>
          </table:table-cell>
          <table:table-cell office:value-type="time" office:time-value="PT07H30M00S">
            <text:p>07:3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1">
            <text:p>01/05/22</text:p>
          </table:table-cell>
          <table:table-cell office:value-type="time" office:time-value="PT11H15M00S">
            <text:p>11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1">
            <text:p>01/05/22</text:p>
          </table:table-cell>
          <table:table-cell office:value-type="time" office:time-value="PT15H00M00S">
            <text:p>15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1">
            <text:p>01/05/22</text:p>
          </table:table-cell>
          <table:table-cell office:value-type="time" office:time-value="PT19H25M00S">
            <text:p>19:2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1">
            <text:p>01/05/22</text:p>
          </table:table-cell>
          <table:table-cell office:value-type="time" office:time-value="PT23H25M00S">
            <text:p>23:2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2">
            <text:p>02/05/22</text:p>
          </table:table-cell>
          <table:table-cell office:value-type="time" office:time-value="PT07H45M00S">
            <text:p>07:4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2">
            <text:p>02/05/22</text:p>
          </table:table-cell>
          <table:table-cell office:value-type="time" office:time-value="PT11H00M00S">
            <text:p>11: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2">
            <text:p>02/05/22</text:p>
          </table:table-cell>
          <table:table-cell office:value-type="time" office:time-value="PT16H50M00S">
            <text:p>16:5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2">
            <text:p>02/05/22</text:p>
          </table:table-cell>
          <table:table-cell office:value-type="time" office:time-value="PT20H45M00S">
            <text:p>20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3">
            <text:p>03/05/22</text:p>
          </table:table-cell>
          <table:table-cell office:value-type="time" office:time-value="PT00H30M00S">
            <text:p>00:3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3">
            <text:p>03/05/22</text:p>
          </table:table-cell>
          <table:table-cell office:value-type="time" office:time-value="PT07H45M00S">
            <text:p>07:4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3">
            <text:p>03/05/22</text:p>
          </table:table-cell>
          <table:table-cell office:value-type="time" office:time-value="PT12H30M00S">
            <text:p>12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3">
            <text:p>03/05/22</text:p>
          </table:table-cell>
          <table:table-cell office:value-type="time" office:time-value="PT15H45M00S">
            <text:p>15:4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3">
            <text:p>03/05/22</text:p>
          </table:table-cell>
          <table:table-cell office:value-type="time" office:time-value="PT19H25M00S">
            <text:p>19:2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3">
            <text:p>03/05/22</text:p>
          </table:table-cell>
          <table:table-cell office:value-type="time" office:time-value="PT23H30M00S">
            <text:p>23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4">
            <text:p>04/05/22</text:p>
          </table:table-cell>
          <table:table-cell office:value-type="time" office:time-value="PT06H45M00S">
            <text:p>06:4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4">
            <text:p>04/05/22</text:p>
          </table:table-cell>
          <table:table-cell office:value-type="time" office:time-value="PT11H20M00S">
            <text:p>11:2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4">
            <text:p>04/05/22</text:p>
          </table:table-cell>
          <table:table-cell office:value-type="time" office:time-value="PT15H20M00S">
            <text:p>15:2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4">
            <text:p>04/05/22</text:p>
          </table:table-cell>
          <table:table-cell office:value-type="time" office:time-value="PT19H30M00S">
            <text:p>19:3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4">
            <text:p>04/05/22</text:p>
          </table:table-cell>
          <table:table-cell office:value-type="time" office:time-value="PT23H20M00S">
            <text:p>23: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5">
            <text:p>05/05/22</text:p>
          </table:table-cell>
          <table:table-cell office:value-type="time" office:time-value="PT06H45M00S">
            <text:p>06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5">
            <text:p>05/05/22</text:p>
          </table:table-cell>
          <table:table-cell office:value-type="time" office:time-value="PT09H50M00S">
            <text:p>09:5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5">
            <text:p>05/05/22</text:p>
          </table:table-cell>
          <table:table-cell office:value-type="time" office:time-value="PT13H45M00S">
            <text:p>13:4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5">
            <text:p>05/05/22</text:p>
          </table:table-cell>
          <table:table-cell office:value-type="time" office:time-value="PT16H45M00S">
            <text:p>16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5">
            <text:p>05/05/22</text:p>
          </table:table-cell>
          <table:table-cell office:value-type="time" office:time-value="PT19H15M00S">
            <text:p>19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5-05">
            <text:p>05/05/22</text:p>
          </table:table-cell>
          <table:table-cell office:value-type="time" office:time-value="PT22H30M00S">
            <text:p>22:3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 table:number-rows-repeated="1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number:currency-style style:name="N11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6">05/06/2022</text:date>, <text:time>21:3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04T16:05:25.79</meta:creation-date>
    <dc:date>2022-05-06T21:32:22.80</dc:date>
    <dc:creator>Patrick Carlberg</dc:creator>
    <meta:editing-duration>P12DT5H29M38S</meta:editing-duration>
    <meta:editing-cycles>22</meta:editing-cycles>
    <meta:generator>OpenOffice/4.1.10$Win32 OpenOffice.org_project/4110m2$Build-9807</meta:generator>
    <meta:document-statistic meta:table-count="3" meta:cell-count="3660" meta:object-count="0"/>
  </office:meta>
</office:document-meta>
</file>